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a86" officeooo:paragraph-rsid="000c0a86"/>
    </style:style>
    <style:style style:name="P2" style:family="paragraph" style:parent-style-name="Standard">
      <style:text-properties officeooo:rsid="000c0a86" officeooo:paragraph-rsid="000ca516"/>
    </style:style>
    <style:style style:name="P3" style:family="paragraph" style:parent-style-name="Standard">
      <style:text-properties officeooo:rsid="000c0a86" officeooo:paragraph-rsid="000e627e"/>
    </style:style>
    <style:style style:name="P4" style:family="paragraph" style:parent-style-name="Standard">
      <style:text-properties officeooo:rsid="000c0a86" officeooo:paragraph-rsid="00118ed7"/>
    </style:style>
    <style:style style:name="P5" style:family="paragraph" style:parent-style-name="Standard">
      <style:text-properties officeooo:rsid="000c0a86" officeooo:paragraph-rsid="00138e04"/>
    </style:style>
    <style:style style:name="P6" style:family="paragraph" style:parent-style-name="Standard">
      <style:text-properties officeooo:paragraph-rsid="000c0a86"/>
    </style:style>
    <style:style style:name="P7" style:family="paragraph" style:parent-style-name="Standard">
      <style:text-properties officeooo:paragraph-rsid="000e627e"/>
    </style:style>
    <style:style style:name="P8" style:family="paragraph" style:parent-style-name="Standard">
      <style:text-properties officeooo:paragraph-rsid="000fb096"/>
    </style:style>
    <style:style style:name="P9" style:family="paragraph" style:parent-style-name="Standard">
      <style:text-properties fo:font-weight="normal" officeooo:rsid="000fb096" officeooo:paragraph-rsid="000fb096" style:font-weight-asian="normal" style:font-weight-complex="normal"/>
    </style:style>
    <style:style style:name="P10" style:family="paragraph" style:parent-style-name="Standard">
      <style:text-properties fo:font-weight="normal" officeooo:rsid="000fb096" officeooo:paragraph-rsid="00118ed7" style:font-weight-asian="normal" style:font-weight-complex="normal"/>
    </style:style>
    <style:style style:name="P11" style:family="paragraph" style:parent-style-name="Standard">
      <style:text-properties fo:font-weight="normal" officeooo:rsid="000fb096" officeooo:paragraph-rsid="00138e04" style:font-weight-asian="normal" style:font-weight-complex="normal"/>
    </style:style>
    <style:style style:name="P12" style:family="paragraph" style:parent-style-name="Standard">
      <style:text-properties officeooo:paragraph-rsid="00118ed7"/>
    </style:style>
    <style:style style:name="P13" style:family="paragraph" style:parent-style-name="Standard">
      <style:text-properties officeooo:paragraph-rsid="00138e04"/>
    </style:style>
    <style:style style:name="P14" style:family="paragraph" style:parent-style-name="Standard">
      <style:paragraph-properties fo:margin-left="0.4925in" fo:margin-right="0in" fo:text-indent="-0.5in" style:auto-text-indent="false">
        <style:tab-stops/>
      </style:paragraph-properties>
      <style:text-properties officeooo:rsid="000c0a86" officeooo:paragraph-rsid="000c0a86"/>
    </style:style>
    <style:style style:name="P15" style:family="paragraph" style:parent-style-name="Standard">
      <style:paragraph-properties fo:margin-left="0.4925in" fo:margin-right="0in" fo:text-indent="-0.5in" style:auto-text-indent="false">
        <style:tab-stops/>
      </style:paragraph-properties>
      <style:text-properties officeooo:rsid="000c0a86" officeooo:paragraph-rsid="000c0a86"/>
    </style:style>
    <style:style style:name="P16" style:family="paragraph" style:parent-style-name="Standard">
      <style:paragraph-properties fo:margin-left="0.4925in" fo:margin-right="0in" fo:text-indent="-0.5in" style:auto-text-indent="false">
        <style:tab-stops/>
      </style:paragraph-properties>
      <style:text-properties officeooo:rsid="000c0a86" officeooo:paragraph-rsid="000e627e"/>
    </style:style>
    <style:style style:name="P17" style:family="paragraph" style:parent-style-name="Standard">
      <style:paragraph-properties fo:margin-left="0.4925in" fo:margin-right="0in" fo:text-indent="-0.5in" style:auto-text-indent="false">
        <style:tab-stops/>
      </style:paragraph-properties>
      <style:text-properties officeooo:rsid="000c0a86" officeooo:paragraph-rsid="000ca516"/>
    </style:style>
    <style:style style:name="P18" style:family="paragraph" style:parent-style-name="Standard">
      <style:paragraph-properties fo:margin-left="0.4925in" fo:margin-right="0in" fo:text-indent="-0.5in" style:auto-text-indent="false">
        <style:tab-stops/>
      </style:paragraph-properties>
      <style:text-properties officeooo:rsid="000c0a86" officeooo:paragraph-rsid="00118ed7"/>
    </style:style>
    <style:style style:name="P19" style:family="paragraph" style:parent-style-name="Standard">
      <style:paragraph-properties fo:margin-left="0.4925in" fo:margin-right="0in" fo:text-indent="-0.5in" style:auto-text-indent="false">
        <style:tab-stops/>
      </style:paragraph-properties>
      <style:text-properties officeooo:rsid="000c0a86" officeooo:paragraph-rsid="00122351"/>
    </style:style>
    <style:style style:name="P20" style:family="paragraph" style:parent-style-name="Standard">
      <style:paragraph-properties fo:margin-left="0.4925in" fo:margin-right="0in" fo:text-indent="-0.5in" style:auto-text-indent="false">
        <style:tab-stops/>
      </style:paragraph-properties>
      <style:text-properties officeooo:rsid="000c0a86" officeooo:paragraph-rsid="00138e04"/>
    </style:style>
    <style:style style:name="P21" style:family="paragraph" style:parent-style-name="Standard">
      <style:paragraph-properties fo:margin-left="0.4925in" fo:margin-right="0in" fo:text-indent="-0.5in" style:auto-text-indent="false"/>
      <style:text-properties officeooo:rsid="000c0a86" officeooo:paragraph-rsid="000ca516"/>
    </style:style>
    <style:style style:name="P22" style:family="paragraph" style:parent-style-name="Standard">
      <style:paragraph-properties fo:margin-left="0.4925in" fo:margin-right="0in" fo:text-indent="-0.5in" style:auto-text-indent="false"/>
      <style:text-properties officeooo:rsid="000c0a86" officeooo:paragraph-rsid="000e627e"/>
    </style:style>
    <style:style style:name="P23" style:family="paragraph" style:parent-style-name="Standard">
      <style:paragraph-properties fo:margin-left="0.4925in" fo:margin-right="0in" fo:text-indent="-0.5in" style:auto-text-indent="false"/>
      <style:text-properties officeooo:rsid="000c0a86" officeooo:paragraph-rsid="00118ed7"/>
    </style:style>
    <style:style style:name="P24" style:family="paragraph" style:parent-style-name="Standard">
      <style:paragraph-properties fo:margin-left="0.4925in" fo:margin-right="0in" fo:text-indent="-0.5in" style:auto-text-indent="false"/>
      <style:text-properties officeooo:rsid="000c0a86" officeooo:paragraph-rsid="00138e04"/>
    </style:style>
    <style:style style:name="P25" style:family="paragraph" style:parent-style-name="Standard">
      <style:paragraph-properties fo:margin-left="0.4925in" fo:margin-right="0in" fo:text-indent="-0.5in" style:auto-text-indent="false">
        <style:tab-stops/>
      </style:paragraph-properties>
      <style:text-properties fo:font-weight="bold" officeooo:rsid="000c0a86" officeooo:paragraph-rsid="000ca516" style:font-weight-asian="bold" style:font-weight-complex="bold"/>
    </style:style>
    <style:style style:name="P26" style:family="paragraph" style:parent-style-name="Standard">
      <style:paragraph-properties fo:margin-left="0.4925in" fo:margin-right="0in" fo:text-indent="-0.5in" style:auto-text-indent="false">
        <style:tab-stops/>
      </style:paragraph-properties>
      <style:text-properties fo:font-weight="bold" officeooo:rsid="000c0a86" officeooo:paragraph-rsid="000e627e" style:font-weight-asian="bold" style:font-weight-complex="bold"/>
    </style:style>
    <style:style style:name="P27" style:family="paragraph" style:parent-style-name="Standard">
      <style:paragraph-properties fo:margin-left="0.4925in" fo:margin-right="0in" fo:text-indent="-0.5in" style:auto-text-indent="false">
        <style:tab-stops/>
      </style:paragraph-properties>
      <style:text-properties fo:font-weight="bold" officeooo:rsid="000c0a86" officeooo:paragraph-rsid="000fb096" style:font-weight-asian="bold" style:font-weight-complex="bold"/>
    </style:style>
    <style:style style:name="P28" style:family="paragraph" style:parent-style-name="Standard">
      <style:paragraph-properties fo:margin-left="0.4925in" fo:margin-right="0in" fo:text-indent="-0.5in" style:auto-text-indent="false">
        <style:tab-stops/>
      </style:paragraph-properties>
      <style:text-properties fo:font-weight="bold" officeooo:rsid="000c0a86" officeooo:paragraph-rsid="00118ed7" style:font-weight-asian="bold" style:font-weight-complex="bold"/>
    </style:style>
    <style:style style:name="P29" style:family="paragraph" style:parent-style-name="Standard">
      <style:paragraph-properties fo:margin-left="0.4925in" fo:margin-right="0in" fo:text-indent="-0.5in" style:auto-text-indent="false">
        <style:tab-stops/>
      </style:paragraph-properties>
      <style:text-properties fo:font-weight="bold" officeooo:rsid="000c0a86" officeooo:paragraph-rsid="00122351" style:font-weight-asian="bold" style:font-weight-complex="bold"/>
    </style:style>
    <style:style style:name="P30" style:family="paragraph" style:parent-style-name="Standard">
      <style:paragraph-properties fo:margin-left="0.4925in" fo:margin-right="0in" fo:text-indent="-0.5in" style:auto-text-indent="false">
        <style:tab-stops/>
      </style:paragraph-properties>
      <style:text-properties fo:font-weight="bold" officeooo:rsid="000c0a86" officeooo:paragraph-rsid="00138e04" style:font-weight-asian="bold" style:font-weight-complex="bold"/>
    </style:style>
    <style:style style:name="P31" style:family="paragraph" style:parent-style-name="Standard">
      <style:paragraph-properties fo:margin-left="0.4925in" fo:margin-right="0in" fo:text-indent="-0.5in" style:auto-text-indent="false">
        <style:tab-stops/>
      </style:paragraph-properties>
      <style:text-properties fo:font-weight="bold" officeooo:rsid="00122963" officeooo:paragraph-rsid="00122963" style:font-weight-asian="bold" style:font-weight-complex="bold"/>
    </style:style>
    <style:style style:name="P32" style:family="paragraph" style:parent-style-name="Standard">
      <style:paragraph-properties fo:margin-left="-0.0075in" fo:margin-right="0in" fo:text-indent="0in" style:auto-text-indent="false">
        <style:tab-stops/>
      </style:paragraph-properties>
      <style:text-properties fo:font-weight="bold" officeooo:rsid="000c0a86" officeooo:paragraph-rsid="000c0a86" style:font-weight-asian="bold" style:font-weight-complex="bold"/>
    </style:style>
    <style:style style:name="P33" style:family="paragraph" style:parent-style-name="Standard">
      <style:paragraph-properties fo:margin-left="-0.0075in" fo:margin-right="0in" fo:text-indent="0in" style:auto-text-indent="false">
        <style:tab-stops/>
      </style:paragraph-properties>
      <style:text-properties fo:font-weight="bold" officeooo:rsid="000c0a86" officeooo:paragraph-rsid="00138e04" style:font-weight-asian="bold" style:font-weight-complex="bold"/>
    </style:style>
    <style:style style:name="P34" style:family="paragraph" style:parent-style-name="Standard">
      <style:paragraph-properties fo:margin-left="0.4925in" fo:margin-right="0in" fo:text-indent="-0.5in" style:auto-text-indent="false">
        <style:tab-stops/>
      </style:paragraph-properties>
      <style:text-properties fo:font-weight="bold" officeooo:rsid="000c0a86" officeooo:paragraph-rsid="000c0a86" style:font-weight-asian="bold" style:font-weight-complex="bold"/>
    </style:style>
    <style:style style:name="P35" style:family="paragraph" style:parent-style-name="Standard">
      <style:paragraph-properties fo:break-before="page"/>
      <style:text-properties officeooo:rsid="000c0a86" officeooo:paragraph-rsid="000e627e"/>
    </style:style>
    <style:style style:name="P36" style:family="paragraph" style:parent-style-name="Standard">
      <style:paragraph-properties fo:break-before="page"/>
      <style:text-properties officeooo:rsid="000c0a86" officeooo:paragraph-rsid="00118ed7"/>
    </style:style>
    <style:style style:name="P37" style:family="paragraph" style:parent-style-name="Standard">
      <style:paragraph-properties fo:break-before="page"/>
      <style:text-properties officeooo:rsid="000c0a86" officeooo:paragraph-rsid="00138e04"/>
    </style:style>
    <style:style style:name="T1" style:family="text">
      <style:text-properties officeooo:rsid="000c0a86"/>
    </style:style>
    <style:style style:name="T2" style:family="text">
      <style:text-properties fo:font-weight="bold" style:font-weight-asian="bold" style:font-weight-complex="bold"/>
    </style:style>
    <style:style style:name="T3" style:family="text">
      <style:text-properties fo:font-weight="bold" officeooo:rsid="000fb096" style:font-weight-asian="bold" style:font-weight-complex="bold"/>
    </style:style>
    <style:style style:name="T4" style:family="text">
      <style:text-properties fo:font-weight="bold" officeooo:rsid="00122351" style:font-weight-asian="bold" style:font-weight-complex="bold"/>
    </style:style>
    <style:style style:name="T5" style:family="text">
      <style:text-properties fo:font-weight="bold" officeooo:rsid="00122963" style:font-weight-asian="bold" style:font-weight-complex="bold"/>
    </style:style>
    <style:style style:name="T6" style:family="text">
      <style:text-properties fo:font-weight="bold" officeooo:rsid="0012859a" style:font-weight-asian="bold" style:font-weight-complex="bold"/>
    </style:style>
    <style:style style:name="T7" style:family="text">
      <style:text-properties fo:font-weight="bold" officeooo:rsid="00138e04" style:font-weight-asian="bold" style:font-weight-complex="bold"/>
    </style:style>
    <style:style style:name="T8" style:family="text">
      <style:text-properties fo:font-weight="bold" officeooo:rsid="001519b7" style:font-weight-asian="bold" style:font-weight-complex="bold"/>
    </style:style>
    <style:style style:name="T9" style:family="text">
      <style:text-properties fo:font-weight="bold" officeooo:rsid="0017069e" style:font-weight-asian="bold" style:font-weight-complex="bold"/>
    </style:style>
    <style:style style:name="T10" style:family="text">
      <style:text-properties fo:font-weight="bold" officeooo:rsid="0017e1a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c0a86" style:font-weight-asian="normal" style:font-weight-complex="normal"/>
    </style:style>
    <style:style style:name="T13" style:family="text">
      <style:text-properties fo:font-weight="normal" officeooo:rsid="000e007a" style:font-weight-asian="normal" style:font-weight-complex="normal"/>
    </style:style>
    <style:style style:name="T14" style:family="text">
      <style:text-properties fo:font-weight="normal" officeooo:rsid="000e627e" style:font-weight-asian="normal" style:font-weight-complex="normal"/>
    </style:style>
    <style:style style:name="T15" style:family="text">
      <style:text-properties fo:font-weight="normal" officeooo:rsid="000fb096" style:font-weight-asian="normal" style:font-weight-complex="normal"/>
    </style:style>
    <style:style style:name="T16" style:family="text">
      <style:text-properties fo:font-weight="normal" officeooo:rsid="00122351" style:font-weight-asian="normal" style:font-weight-complex="normal"/>
    </style:style>
    <style:style style:name="T17" style:family="text">
      <style:text-properties fo:font-weight="normal" officeooo:rsid="00122963" style:font-weight-asian="normal" style:font-weight-complex="normal"/>
    </style:style>
    <style:style style:name="T18" style:family="text">
      <style:text-properties fo:font-weight="normal" officeooo:rsid="0012859a" style:font-weight-asian="normal" style:font-weight-complex="normal"/>
    </style:style>
    <style:style style:name="T19" style:family="text">
      <style:text-properties fo:font-weight="normal" officeooo:rsid="00138e04" style:font-weight-asian="normal" style:font-weight-complex="normal"/>
    </style:style>
    <style:style style:name="T20" style:family="text">
      <style:text-properties fo:font-weight="normal" officeooo:rsid="001519b7" style:font-weight-asian="normal" style:font-weight-complex="normal"/>
    </style:style>
    <style:style style:name="T21" style:family="text">
      <style:text-properties fo:font-weight="normal" officeooo:rsid="0017069e" style:font-weight-asian="normal" style:font-weight-complex="normal"/>
    </style:style>
    <style:style style:name="T22" style:family="text">
      <style:text-properties fo:font-weight="normal" officeooo:rsid="0017e1ab" style:font-weight-asian="normal" style:font-weight-complex="normal"/>
    </style:style>
    <style:style style:name="T23" style:family="text">
      <style:text-properties officeooo:rsid="000e007a"/>
    </style:style>
    <style:style style:name="T24" style:family="text">
      <style:text-properties officeooo:rsid="000fb096"/>
    </style:style>
    <style:style style:name="T25" style:family="text">
      <style:text-properties officeooo:rsid="00118ed7"/>
    </style:style>
    <style:style style:name="T26" style:family="text">
      <style:text-properties officeooo:rsid="00122351"/>
    </style:style>
    <style:style style:name="T27" style:family="text">
      <style:text-properties officeooo:rsid="00122963"/>
    </style:style>
    <style:style style:name="T28" style:family="text">
      <style:text-properties officeooo:rsid="0012859a"/>
    </style:style>
    <style:style style:name="T29" style:family="text">
      <style:text-properties officeooo:rsid="00138e04"/>
    </style:style>
    <style:style style:name="T30" style:family="text">
      <style:text-properties officeooo:rsid="001519b7"/>
    </style:style>
    <style:style style:name="T31" style:family="text">
      <style:text-properties officeooo:rsid="0017069e"/>
    </style:style>
    <style:style style:name="T32" style:family="text">
      <style:text-properties officeooo:rsid="0017e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s text:c="3"/>Story Number: <text:tab/>1</text:p>
      <text:p text:style-name="P1">= <text:s text:c="3"/>Story Name:<text:tab/><text:span text:style-name="T2">TOO MANY FORKED PROCESSES</text:span></text:p>
      <text:p text:style-name="P9">= <text:s text:c="3"/>Strength Shown:<text:tab/>Trouble-Shooting | Problem-Solving</text:p>
      <text:p text:style-name="P1"><text:span text:style-name="T11">= <text:s text:c="3"/>Project:<text:tab/><text:tab/>i-Transitions</text:span></text:p>
      <text:p text:style-name="P1"><text:span text:style-name="T11">= <text:s text:c="3"/>Other Context:<text:tab/>Drove out to Dallas</text:span></text:p>
      <text:p text:style-name="P1"><text:span text:style-name="T11">=========================================================================</text:span></text:p>
      <text:p text:style-name="P14"><text:span text:style-name="T2">S</text:span><text:span text:style-name="T11">ituation:<text:tab/>After app was running for half a day (6-10 hrs), it would slow significantly. It would quickly</text:span></text:p>
      <text:p text:style-name="P32"><text:span text:style-name="T23">T</text:span><text:span text:style-name="T13">ask:<text:tab/><text:tab/></text:span><text:span text:style-name="T14">Was asked to go out and help trouble-shoot the problem</text:span></text:p>
      <text:p text:style-name="P32">A<text:span text:style-name="T11">ction:<text:tab/></text:span><text:span text:style-name="T14">Checked environment – disk used/free – running process – memory usage</text:span></text:p>
      <text:p text:style-name="P34">R<text:span text:style-name="T11">esults:<text:tab/></text:span><text:span text:style-name="T14">3 processes with the same name and large size (nearly 3Gb each on an 8Gb machine). Worked with software vendor to get the but patched. (During a fork, they would fork a child and grandchild process to avoid orphaned processes. </text:span><text:span text:style-name="T15">Unlike most Unixes, HP-Unix (at least this version) would duplicate the process immediately, instead of only when it’s memory was accessed causing the load on RAM to triple very quickly causing massive swapping, etc.</text:span></text:p>
      <text:p text:style-name="P2"><text:span text:style-name="T11">=========================================================================</text:span></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17"/>
      <text:p text:style-name="P1">=========================================================================</text:p>
      <text:p text:style-name="P1">= <text:s text:c="3"/>Story Number: <text:tab/><text:span text:style-name="T24">2</text:span></text:p>
      <text:p text:style-name="P6"><text:span text:style-name="T1">= <text:s text:c="3"/>Story Name:<text:tab/></text:span><text:span text:style-name="T3">FIXED BY LOGGING</text:span></text:p>
      <text:p text:style-name="P9">= <text:s text:c="3"/>Strength Shown:<text:tab/>Trouble-Shooting | Problem-Solving</text:p>
      <text:p text:style-name="P8"><text:span text:style-name="T12">= <text:s text:c="3"/>Project:<text:tab/><text:tab/></text:span><text:span text:style-name="T15">i-Transitions</text:span></text:p>
      <text:p text:style-name="P1"><text:span text:style-name="T11">= <text:s text:c="3"/>Other Context:<text:tab/></text:span><text:span text:style-name="T15">in Indiana</text:span></text:p>
      <text:p text:style-name="P1"><text:span text:style-name="T11">=========================================================================</text:span></text:p>
      <text:p text:style-name="P14"><text:span text:style-name="T2">S</text:span><text:span text:style-name="T11">ituation:<text:tab/></text:span><text:span text:style-name="T15">Our code had an unusual bug we couldn’t decipher.</text:span></text:p>
      <text:p text:style-name="P27">A<text:span text:style-name="T11">ction:<text:tab/></text:span><text:span text:style-name="T15">I began adding logging to ascertain the state in the process at the time of the error.</text:span></text:p>
      <text:p text:style-name="P27">O<text:span text:style-name="T11">bstacles:<text:tab/></text:span><text:span text:style-name="T15">The logs would not give any clues to the error.</text:span></text:p>
      <text:p text:style-name="P27">R<text:span text:style-name="T11">esults:<text:tab/></text:span><text:span text:style-name="T15">Eventually, after enough logging statements were in the code, the error just stopped happening. Turned out to be a timing issue with inter-process communication the team was able to fix quickly once the issue was known.</text:span></text:p>
      <text:p text:style-name="P21"><text:span text:style-name="T11">=========================================================================</text:span></text:p>
      <text:p text:style-name="P25"><text:span text:style-name="T2"/></text:p>
      <text:p text:style-name="P25"><text:span text:style-name="T2"/></text:p>
      <text:p text:style-name="P3"/>
      <text:p text:style-name="P35">=========================================================================</text:p>
      <text:p text:style-name="P3">= <text:s text:c="3"/>Story Number: <text:tab/><text:span text:style-name="T26">3</text:span></text:p>
      <text:p text:style-name="P7"><text:span text:style-name="T1">= <text:s text:c="3"/>Story Name:<text:tab/></text:span><text:span text:style-name="T4">THE DIFFICULT REPORT</text:span></text:p>
      <text:p text:style-name="P9">= <text:s text:c="3"/>Strength Shown:<text:tab/>Trouble-Shooting <text:span text:style-name="T25">| Problem-Solving</text:span></text:p>
      <text:p text:style-name="P8"><text:span text:style-name="T12">= <text:s text:c="3"/>Project:<text:tab/><text:tab/></text:span><text:span text:style-name="T16">Casino Morongo</text:span></text:p>
      <text:p text:style-name="P3"><text:span text:style-name="T11">= <text:s text:c="3"/>Other Context:<text:tab/></text:span><text:span text:style-name="T16">Early on in my tenure</text:span></text:p>
      <text:p text:style-name="P3"><text:span text:style-name="T11">=========================================================================</text:span></text:p>
      <text:p text:style-name="P16"><text:span text:style-name="T2">S</text:span><text:span text:style-name="T11">ituation:<text:tab/></text:span><text:span text:style-name="T16">Have a report that when executed causes the system to “hang” while it runs.</text:span></text:p>
      <text:p text:style-name="P26">O<text:span text:style-name="T11">bstacles:<text:tab/></text:span><text:span text:style-name="T16">Management wants the query gone AND still to have the queries results. We are not allowed to “fix” the query – even on a development machine first.</text:span></text:p>
      <text:p text:style-name="P19"><text:span text:style-name="T2">S</text:span><text:span text:style-name="T11">ituation:<text:tab/></text:span><text:span text:style-name="T16">Shop was moving from Ingres to Oracle.</text:span></text:p>
      <text:p text:style-name="P29">A<text:span text:style-name="T11">ction:<text:tab/></text:span><text:span text:style-name="T16">The problem behavior did not occur on Oracle, so we were able to move this portion of the system to the front of the queue. <text:s/>Also were allowed to run export of the necessary data to text files. We thin installed hive and ran queries on external tables. Build an ugly front end with one button to run the report until the data resided in Oracle.</text:span></text:p>
      <text:p text:style-name="P26">R<text:span text:style-name="T11">esults:<text:tab/></text:span><text:span text:style-name="T16">Management was pleased. The Oracle admin and I became “work friends”. He and I were congratulated and thanked by the Department manager.</text:span></text:p>
      <text:p text:style-name="P22"><text:span text:style-name="T11">=========================================================================</text:span></text:p>
      <text:p text:style-name="P26"><text:span text:style-name="T2"/></text:p>
      <text:p text:style-name="P26"/>
      <text:p text:style-name="P26"/>
      <text:p text:style-name="P26"/>
      <text:p text:style-name="P26"/>
      <text:p text:style-name="P26"/>
      <text:p text:style-name="P26"/>
      <text:p text:style-name="P26"/>
      <text:p text:style-name="P26"/>
      <text:p text:style-name="P26"/>
      <text:p text:style-name="P26"/>
      <text:p text:style-name="P4">=========================================================================</text:p>
      <text:p text:style-name="P4">= <text:s text:c="3"/>Story Number: <text:tab/><text:span text:style-name="T26">4</text:span></text:p>
      <text:p text:style-name="P12"><text:span text:style-name="T1">= <text:s text:c="3"/>Story Name:<text:tab/></text:span><text:span text:style-name="T4">UNTESTED KILL COMMAND</text:span></text:p>
      <text:p text:style-name="P10">= <text:s text:c="3"/>Strength Shown:<text:tab/>Experience | CANEI</text:p>
      <text:p text:style-name="P12"><text:span text:style-name="T12">= <text:s text:c="3"/>Project:<text:tab/><text:tab/></text:span><text:span text:style-name="T16">i-Transitions</text:span></text:p>
      <text:p text:style-name="P4"><text:span text:style-name="T11">= <text:s text:c="3"/>Other Context:<text:tab/></text:span><text:span text:style-name="T16">in San Diego</text:span></text:p>
      <text:p text:style-name="P4"><text:span text:style-name="T11">=========================================================================</text:span></text:p>
      <text:p text:style-name="P18"><text:span text:style-name="T2">S</text:span><text:span text:style-name="T11">ituation:<text:tab/></text:span><text:span text:style-name="T16">Attempting to fix problem(s) at another project site.</text:span></text:p>
      <text:p text:style-name="P28">O<text:span text:style-name="T11">bstacles:<text:tab/></text:span><text:span text:style-name="T16">Needed data from process.</text:span></text:p>
      <text:p text:style-name="P28">A<text:span text:style-name="T11">ction:<text:tab/></text:span><text:span text:style-name="T16">#1, super-talented programmer created a way to gather the information. Send a message to the process at the time we wanted to gather the information. <text:s/>I sent the message in the production environment causing it to crash and restart.</text:span></text:p>
      <text:p text:style-name="P28">R<text:span text:style-name="T11">esults:<text:tab/></text:span><text:span text:style-name="T16">I learned that procedures are in place for very good reasons. I went further down the path toward living by systems whenever possible.</text:span></text:p>
      <text:p text:style-name="P23"><text:span text:style-name="T11">=========================================================================</text:span></text:p>
      <text:p text:style-name="P28"><text:span text:style-name="T2"/></text:p>
      <text:p text:style-name="P28"/>
      <text:p text:style-name="P28"/>
      <text:p text:style-name="P36">=========================================================================</text:p>
      <text:p text:style-name="P4">= <text:s text:c="3"/>Story Number: <text:tab/><text:span text:style-name="T26">5</text:span></text:p>
      <text:p text:style-name="P12"><text:span text:style-name="T1">= <text:s text:c="3"/>Story Name:<text:tab/></text:span><text:span text:style-name="T4">MANAGERIAL GROWTH PAINS</text:span></text:p>
      <text:p text:style-name="P10">= <text:s text:c="3"/>Strength Shown:<text:tab/>Experience | Leadership | CANE<text:span text:style-name="T26">I</text:span></text:p>
      <text:p text:style-name="P12"><text:span text:style-name="T12">= <text:s text:c="3"/>Project:<text:tab/><text:tab/></text:span><text:span text:style-name="T16">Computer Associates</text:span></text:p>
      <text:p text:style-name="P4"><text:span text:style-name="T11">= <text:s text:c="3"/>Other Context:<text:tab/></text:span><text:span text:style-name="T16">Just became Level 2 Manager</text:span></text:p>
      <text:p text:style-name="P4"><text:span text:style-name="T11">=========================================================================</text:span></text:p>
      <text:p text:style-name="P18"><text:span text:style-name="T2">S</text:span><text:span text:style-name="T11">ituation:<text:tab/></text:span><text:span text:style-name="T16">Have just become the level 2 manager. <text:s/>I am young and lack leadership experience. <text:s/>Team was drafted, not excited or motivated, experienced immediate turnover, and I was put under immense pressure to perform.</text:span></text:p>
      <text:p text:style-name="P28">O<text:span text:style-name="T11">bstacles:<text:tab/></text:span><text:span text:style-name="T16">I had no management training or experience. <text:s/>A new team that was not well-suited to the task. <text:s/>Boss demanding results with no strategy for getting them.</text:span></text:p>
      <text:p text:style-name="P28">A<text:span text:style-name="T11">ction:<text:tab/></text:span><text:span text:style-name="T16">Started to learn about leading and how to lead. Read a book or two by John Maxwell. Began weekly meetings with each employee (and every other day with one team member). Provided accountability for results and growth (by developing skills through training assignments)</text:span></text:p>
      <text:p text:style-name="P28">R<text:span text:style-name="T11">esults:<text:tab/></text:span><text:span text:style-name="T16">Things began to improve. <text:s/>A family emergency short-circuited the experiment, </text:span><text:span text:style-name="T17">so final results are unknowable. However, the experience has been helpful in my leadership roles ever since.</text:span></text:p>
      <text:p text:style-name="P23"><text:span text:style-name="T11">=========================================================================</text:span></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
      <text:p text:style-name="P4"/>
      <text:p text:style-name="P4"/>
      <text:p text:style-name="P4">=========================================================================</text:p>
      <text:p text:style-name="P4">= <text:s text:c="3"/>Story Number: <text:tab/><text:span text:style-name="T27">6</text:span></text:p>
      <text:p text:style-name="P4">= <text:s text:c="3"/>Story Name:<text:tab/><text:span text:style-name="T5">BRASH MILLENNIAL AND STUBBORN GEN XER</text:span></text:p>
      <text:p text:style-name="P12"><text:span text:style-name="T15">= <text:s text:c="3"/>Strength Shown:<text:tab/>Leaders</text:span><text:span text:style-name="T17">hip</text:span></text:p>
      <text:p text:style-name="P12"><text:span text:style-name="T12">= <text:s text:c="3"/>Project:<text:tab/><text:tab/></text:span><text:span text:style-name="T17">Casino Morongo</text:span></text:p>
      <text:p text:style-name="P4"><text:span text:style-name="T11">= <text:s text:c="3"/>Other Context:<text:tab/></text:span></text:p>
      <text:p text:style-name="P4"><text:span text:style-name="T11">=========================================================================</text:span></text:p>
      <text:p text:style-name="P18"><text:span text:style-name="T2">S</text:span><text:span text:style-name="T11">ituation:<text:tab/></text:span><text:span text:style-name="T17">Bold, Brash, and young team member was unafraid to speak his mind, bring new ideas. An older, established team member did not appreciate his enthusiasm.</text:span></text:p>
      <text:p text:style-name="P28">O<text:span text:style-name="T11">bstacles:<text:tab/></text:span><text:span text:style-name="T17">= Situation</text:span></text:p>
      <text:p text:style-name="P31">T<text:span text:style-name="T11">ask:<text:tab/><text:tab/>Get work done as a team.</text:span></text:p>
      <text:p text:style-name="P28">A<text:span text:style-name="T11">ction:<text:tab/></text:span><text:span text:style-name="T17">Used meetings with both team members as teaching opportunities. Eventually, helped the younger team member learn to be more respectful. Ever so slowly, helped the older team member that he was afraid of change and that was a dangerous trait in any technological dependent industry.</text:span></text:p>
      <text:p text:style-name="P28">R<text:span text:style-name="T11">esults:<text:tab/></text:span><text:span text:style-name="T17">Team was highly successful </text:span><text:span text:style-name="T18">and the older gentlemen moved on to a position at another company as a team lead. He expressed his thanks for my helping him grow his leadership skills (especially his empathy and ability to listen to the ideas of others – even though he still recognized it as a weakness of his)</text:span></text:p>
      <text:p text:style-name="P23"><text:span text:style-name="T11">=========================================================================</text:span></text:p>
      <text:p text:style-name="P4"><text:soft-page-break/>=========================================================================</text:p>
      <text:p text:style-name="P4">= <text:s text:c="3"/>Story Number: <text:tab/><text:span text:style-name="T28">7</text:span></text:p>
      <text:p text:style-name="P4">= <text:s text:c="3"/>Story Name:<text:tab/><text:span text:style-name="T6">MENTORING MILLENNIALS</text:span></text:p>
      <text:p text:style-name="P10">= <text:s text:c="3"/>Strength Shown:<text:tab/>Leadership</text:p>
      <text:p text:style-name="P12"><text:span text:style-name="T12">= <text:s text:c="3"/>Project:<text:tab/><text:tab/></text:span><text:span text:style-name="T18">Casino Morongo</text:span></text:p>
      <text:p text:style-name="P4"><text:span text:style-name="T11">= <text:s text:c="3"/>Other Context:<text:tab/></text:span></text:p>
      <text:p text:style-name="P4"><text:span text:style-name="T11">=========================================================================</text:span></text:p>
      <text:p text:style-name="P18"><text:span text:style-name="T2">S</text:span><text:span text:style-name="T11">ituation:<text:tab/></text:span><text:span text:style-name="T18">I was pulling too much of the weight.</text:span></text:p>
      <text:p text:style-name="P28">O<text:span text:style-name="T11">bstacles:<text:tab/></text:span><text:span text:style-name="T18">My team had no one ready to assume the role of leach tech.</text:span></text:p>
      <text:p text:style-name="P28">A<text:span text:style-name="T11">ction:<text:tab/></text:span><text:span text:style-name="T18">Required technical assignments (learning) and offered an extra-curricular book meeting on leadership where we went through John Maxwell’s 21 Laws of Leadership one chapter per week.</text:span></text:p>
      <text:p text:style-name="P28">R<text:span text:style-name="T11">esults:<text:tab/></text:span><text:span text:style-name="T18">Two of my team members would come every week (the millennials). They now call me their mentor, and I expect one of them to be promoted when I leave.</text:span></text:p>
      <text:p text:style-name="P23"><text:span text:style-name="T11">=========================================================================</text:span></text:p>
      <text:p text:style-name="P28"><text:span text:style-name="T2"/></text:p>
      <text:p text:style-name="P28"/>
      <text:p text:style-name="P4"/>
      <text:p text:style-name="P4"/>
      <text:p text:style-name="P4"/>
      <text:p text:style-name="P4"/>
      <text:p text:style-name="P4"/>
      <text:p text:style-name="P4"/>
      <text:p text:style-name="P4"/>
      <text:p text:style-name="P4">========================================================================</text:p>
      <text:p text:style-name="P4">= <text:s text:c="3"/>Story Number: <text:tab/><text:span text:style-name="T28">8</text:span></text:p>
      <text:p text:style-name="P4">= <text:s text:c="3"/>Story Name:<text:tab/><text:span text:style-name="T6">CA-WORLD</text:span></text:p>
      <text:p text:style-name="P10">= <text:s text:c="3"/>Strength Shown:<text:tab/>Leadership | CANEI</text:p>
      <text:p text:style-name="P12"><text:span text:style-name="T12">= <text:s text:c="3"/>Project:<text:tab/><text:tab/></text:span><text:span text:style-name="T18">Computer Associates</text:span></text:p>
      <text:p text:style-name="P4"><text:span text:style-name="T11">= <text:s text:c="3"/>Other Context:<text:tab/></text:span></text:p>
      <text:p text:style-name="P4"><text:span text:style-name="T11">=========================================================================</text:span></text:p>
      <text:p text:style-name="P18"><text:span text:style-name="T2">S</text:span><text:span text:style-name="T11">ituation:<text:tab/></text:span><text:span text:style-name="T18">Me and three other freshly graduated new hires were performing well. We were offered the opportunity to write an internal project (conference management software) in our non-work spare time.</text:span></text:p>
      <text:p text:style-name="P28">O<text:span text:style-name="T11">bstacles:<text:tab/></text:span><text:span text:style-name="T18">Lack of experience</text:span></text:p>
      <text:p text:style-name="P28">A<text:span text:style-name="T11">ction:<text:tab/></text:span><text:span text:style-name="T18">We jumped in blind, made our mistakes, and even asked to start over as it would save time in the long run (we were denied).</text:span></text:p>
      <text:p text:style-name="P28">R<text:span text:style-name="T11">esults:<text:tab/></text:span><text:span text:style-name="T18">We had plenty of opportunities to create work-arounds to our shortsightedness. I learned to get to know new technologies a little better before rushing in to use them in production environments.</text:span></text:p>
      <text:p text:style-name="P23"><text:span text:style-name="T11">=========================================================================</text:span></text:p>
      <text:p text:style-name="P4"/>
      <text:p text:style-name="P36">=========================================================================</text:p>
      <text:p text:style-name="P4">= <text:s text:c="3"/>Story Number: <text:tab/><text:span text:style-name="T29">9</text:span></text:p>
      <text:p text:style-name="P4">= <text:s text:c="3"/>Story Name:<text:tab/><text:span text:style-name="T7">SUPERVISING ALEX BASHTA</text:span></text:p>
      <text:p text:style-name="P10">= <text:s text:c="3"/>Strength Shown:<text:tab/>Leadership <text:span text:style-name="T29">Experience</text:span></text:p>
      <text:p text:style-name="P12"><text:span text:style-name="T12">= <text:s text:c="3"/>Project:<text:tab/><text:tab/></text:span><text:span text:style-name="T19">Casino Morongo</text:span></text:p>
      <text:p text:style-name="P4"><text:span text:style-name="T11">= <text:s text:c="3"/>Other Context:<text:tab/></text:span></text:p>
      <text:p text:style-name="P4"><text:span text:style-name="T11">=========================================================================</text:span></text:p>
      <text:p text:style-name="P18"><text:span text:style-name="T2">S</text:span><text:span text:style-name="T11">ituation:<text:tab/></text:span><text:span text:style-name="T19">A team member had a pattern of not working well with others.</text:span></text:p>
      <text:p text:style-name="P28">O<text:span text:style-name="T11">bstacles:<text:tab/></text:span><text:span text:style-name="T19">He was extremely strong willed.</text:span></text:p>
      <text:p text:style-name="P28">A<text:span text:style-name="T11">ction:<text:tab/></text:span><text:span text:style-name="T19">Met with him regularly. Would discuss any incidents in detail with concern for his growth and well-being.</text:span></text:p>
      <text:p text:style-name="P28">R<text:span text:style-name="T11">esults:<text:tab/></text:span><text:span text:style-name="T19">He would acknowledge his mistakes, sometimes with reservation, and work on them. Over time he slowly grew and improved.</text:span></text:p>
      <text:p text:style-name="P23"><text:span text:style-name="T11">=========================================================================</text:span></text:p>
      <text:p text:style-name="P5"/>
      <text:p text:style-name="P5"/>
      <text:p text:style-name="P5"/>
      <text:p text:style-name="P5"/>
      <text:p text:style-name="P5"/>
      <text:p text:style-name="P5"/>
      <text:p text:style-name="P5"/>
      <text:p text:style-name="P5"/>
      <text:p text:style-name="P5"/>
      <text:p text:style-name="P5"/>
      <text:p text:style-name="P5">=========================================================================</text:p>
      <text:p text:style-name="P5">= <text:s text:c="3"/>Story Number: <text:tab/><text:span text:style-name="T29">10</text:span></text:p>
      <text:p text:style-name="P5">= <text:s text:c="3"/>Story Name:<text:tab/><text:span text:style-name="T7">HIGH DOLLAR SALES CALLS</text:span></text:p>
      <text:p text:style-name="P11">= <text:s text:c="3"/>Strength Shown:<text:tab/><text:span text:style-name="T25">Problem-Solving</text:span></text:p>
      <text:p text:style-name="P13"><text:span text:style-name="T12">= <text:s text:c="3"/>Project:<text:tab/><text:tab/></text:span><text:span text:style-name="T19">Computer Associates</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19">I had a reputation at being able to solve problems quickly. The sales team would come to me, throw out a number of sales dollar on the line, and expect me to drop everything and move their issue to the top of the stack.</text:span></text:p>
      <text:p text:style-name="P30">O<text:span text:style-name="T11">bstacles:<text:tab/></text:span><text:span text:style-name="T19">I had my main responsibilities to get done as well.</text:span></text:p>
      <text:p text:style-name="P30">A<text:span text:style-name="T11">ction:<text:tab/></text:span><text:span text:style-name="T19">If the issue was simple – already knew the answer or most of it, I would handle it right away. <text:s/>However, if it was major issue (which was rare), I would inform my manager and he would make prioritization decision.</text:span></text:p>
      <text:p text:style-name="P30">R<text:span text:style-name="T11">esults:<text:tab/></text:span><text:span text:style-name="T19">The sales team was happy with me and our support group the vast majority of the time. I assume more sales went through, but they did not ever come back and tell me how it went.</text:span></text:p>
      <text:p text:style-name="P24"><text:span text:style-name="T11">=========================================================================</text:span></text:p>
      <text:p text:style-name="P5"/>
      <text:p text:style-name="P37">=========================================================================</text:p>
      <text:p text:style-name="P5">= <text:s text:c="3"/>Story Number: <text:tab/><text:span text:style-name="T30">11</text:span></text:p>
      <text:p text:style-name="P5">= <text:s text:c="3"/>Story Name:<text:tab/><text:span text:style-name="T8">13 WEEK PROJECT IN 2 </text:span></text:p>
      <text:p text:style-name="P11">= <text:s text:c="3"/>Strength Shown:<text:tab/>Experience</text:p>
      <text:p text:style-name="P13"><text:span text:style-name="T12">= <text:s text:c="3"/>Project:<text:tab/><text:tab/></text:span><text:span text:style-name="T20">Apple</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0">Boss gives me an independent assignment and asks how long it will take</text:span></text:p>
      <text:p text:style-name="P30">A<text:span text:style-name="T11">ction:<text:tab/></text:span><text:span text:style-name="T20">I think it will take 1-2 weeks, so I multiply by three as I had underestimated the last two times I was asked, so I say 3-4 weeks. My boss also knows I underestimated the last tow assignments, so she scheduled a quarter (13 weeks) for the project allowing time for testing and implementation as well.</text:span></text:p>
      <text:p text:style-name="P30">R<text:span text:style-name="T11">esults:<text:tab/></text:span><text:span text:style-name="T20">I finished in 1 and a half weeks – two weeks counting testing and our department looked like a hero. (Partly responsible for my receiving a handsome raise even though I was on a contract).</text:span></text:p>
      <text:p text:style-name="P24"><text:span text:style-name="T11">=========================================================================</text:span></text:p>
      <text:p text:style-name="P5"/>
      <text:p text:style-name="P5"/>
      <text:p text:style-name="P5"/>
      <text:p text:style-name="P5"/>
      <text:p text:style-name="P5"/>
      <text:p text:style-name="P5"/>
      <text:p text:style-name="P5"/>
      <text:p text:style-name="P5"/>
      <text:p text:style-name="P5">=========================================================================</text:p>
      <text:p text:style-name="P5">= <text:s text:c="3"/>Story Number: <text:tab/><text:span text:style-name="T30">12</text:span></text:p>
      <text:p text:style-name="P5">= <text:s text:c="3"/>Story Name:<text:tab/><text:span text:style-name="T8">Unnoticed Quality Management</text:span></text:p>
      <text:p text:style-name="P11">= <text:s text:c="3"/>Strength Shown:<text:tab/>Experience</text:p>
      <text:p text:style-name="P13"><text:span text:style-name="T12">= <text:s text:c="3"/>Project:<text:tab/><text:tab/></text:span><text:span text:style-name="T20">Global Strategies Group</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0">On a project and began resenting my manager and feeling micromanaged.</text:span></text:p>
      <text:p text:style-name="P30">O<text:span text:style-name="T11">bstacles:<text:tab/></text:span><text:span text:style-name="T20">My thinking</text:span></text:p>
      <text:p text:style-name="P30">A<text:span text:style-name="T11">ction:<text:tab/></text:span><text:span text:style-name="T20">Finished project and looked at the result. It was the best front-end work I had ever done.</text:span></text:p>
      <text:p text:style-name="P30">R<text:span text:style-name="T11">esults:<text:tab/></text:span><text:span text:style-name="T20">Began to reflect and realized the management style was responsible for the great result and that I really wasn’t in the situation I believed. I learned to think even harder about the perspectives of others.</text:span></text:p>
      <text:p text:style-name="P24"><text:span text:style-name="T11">=========================================================================</text:span></text:p>
      <text:p text:style-name="P5"/>
      <text:p text:style-name="P37">=========================================================================</text:p>
      <text:p text:style-name="P5">= <text:s text:c="3"/>Story Number: <text:tab/><text:span text:style-name="T31">13</text:span></text:p>
      <text:p text:style-name="P5">= <text:s text:c="3"/>Story Name:<text:tab/><text:span text:style-name="T9">MARV WAS IMPRESSED</text:span></text:p>
      <text:p text:style-name="P11">= <text:s text:c="3"/>Strength Shown:<text:tab/><text:span text:style-name="T31">Trouble-Shoot</text:span>ing <text:span text:style-name="T25">| Problem-Solving</text:span></text:p>
      <text:p text:style-name="P13"><text:span text:style-name="T12">= <text:s text:c="3"/>Project:<text:tab/><text:tab/></text:span><text:span text:style-name="T21">Computer Associates</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1">Level 2 team was totally empty</text:span></text:p>
      <text:p text:style-name="P30">O<text:span text:style-name="T11">bstacles:<text:tab/></text:span><text:span text:style-name="T21">New release was behind, support issues were backlogged</text:span></text:p>
      <text:p text:style-name="P30">A<text:span text:style-name="T11">ction:<text:tab/></text:span><text:span text:style-name="T21">Was tasked with resolving as many issues as I could.</text:span></text:p>
      <text:p text:style-name="P30">R<text:span text:style-name="T11">esults:<text:tab/></text:span><text:span text:style-name="T21">Worked extra hours, slowly learned a code base of tens of thousands of lines of code, solved issues quickly. With so many, I could tackle issues in similar parts of the code simultaneously. Ultimately on my review, my boss expressed his gratitude and even said he was “impressed” with my work. (A very satisfying result!)</text:span></text:p>
      <text:p text:style-name="P24"><text:span text:style-name="T11">=========================================================================</text:span></text:p>
      <text:p text:style-name="P5"/>
      <text:p text:style-name="P5"/>
      <text:p text:style-name="P5"/>
      <text:p text:style-name="P5"/>
      <text:p text:style-name="P5"/>
      <text:p text:style-name="P5"/>
      <text:p text:style-name="P5"/>
      <text:p text:style-name="P5"/>
      <text:p text:style-name="P5"/>
      <text:p text:style-name="P5">=========================================================================</text:p>
      <text:p text:style-name="P5">= <text:s text:c="3"/>Story Number: <text:tab/><text:span text:style-name="T31">14</text:span></text:p>
      <text:p text:style-name="P13"><text:span text:style-name="T1">= <text:s text:c="3"/>Story Name:<text:tab/></text:span><text:span text:style-name="T9">CULTURAL MISUNDERSTANDINGS</text:span></text:p>
      <text:p text:style-name="P11">= <text:s text:c="3"/>Strength Shown:<text:tab/>Leadership</text:p>
      <text:p text:style-name="P13"><text:span text:style-name="T12">= <text:s text:c="3"/>Project:<text:tab/><text:tab/></text:span><text:span text:style-name="T21">Casino Morongo</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1">My lead expressed some concern over another team members readiness for more responsibility and the team member in question felt attacked and was upset.</text:span></text:p>
      <text:p text:style-name="P30">A<text:span text:style-name="T11">ction:<text:tab/></text:span><text:span text:style-name="T21">Met with the team member in question and helped him understand that the lead tech was actually looking out for him. Obtaining responsibility you are not ready for can lead to a loss of self-esteem and other difficulties.</text:span></text:p>
      <text:p text:style-name="P30">R<text:span text:style-name="T11">esults:<text:tab/></text:span><text:span text:style-name="T21">After a month or two, the other man understood and appreciated the leads concerned and addressed them allowing us to give him the responsibility he was looking for (and we wanted him to have).</text:span></text:p>
      <text:p text:style-name="P24"><text:span text:style-name="T11">=========================================================================</text:span></text:p>
      <text:p text:style-name="P5"/>
      <text:p text:style-name="P37">=========================================================================</text:p>
      <text:p text:style-name="P5">= <text:s text:c="3"/>Story Number: <text:tab/><text:span text:style-name="T31">15</text:span></text:p>
      <text:p text:style-name="P5">= <text:s text:c="3"/>Story Name:<text:tab/><text:span text:style-name="T9">COMPLETED TEAM PROJECT ALONE</text:span></text:p>
      <text:p text:style-name="P11">= <text:s text:c="3"/>Strength Shown:<text:tab/>Leadership</text:p>
      <text:p text:style-name="P13"><text:span text:style-name="T12">= <text:s text:c="3"/>Project:<text:tab/><text:tab/></text:span><text:span text:style-name="T21">Casino Morongo</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1">Our team was behind and we were given another task.</text:span></text:p>
      <text:p text:style-name="P30">O<text:span text:style-name="T11">bstacles:<text:tab/></text:span><text:span text:style-name="T21">Everyone was feeling the deadline pressure.</text:span></text:p>
      <text:p text:style-name="P30">A<text:span text:style-name="T11">ction:<text:tab/></text:span><text:span text:style-name="T21">Since, I was the farthest along on my work (and didn’t feel behind like everyone else), and no one else felt available to work on the task, I did the work myself.</text:span></text:p>
      <text:p text:style-name="P30">R<text:span text:style-name="T11">esults:<text:tab/></text:span><text:span text:style-name="T21">The task was finished, our team was able to continue moving forward on the main project and met the deadline while the smaller project was also finished.</text:span></text:p>
      <text:p text:style-name="P24"><text:span text:style-name="T11">=========================================================================</text:span></text:p>
      <text:p text:style-name="P5"/>
      <text:p text:style-name="P5"/>
      <text:p text:style-name="P5"/>
      <text:p text:style-name="P5"/>
      <text:p text:style-name="P5"/>
      <text:p text:style-name="P5"/>
      <text:p text:style-name="P5"/>
      <text:p text:style-name="P5"/>
      <text:p text:style-name="P5"/>
      <text:p text:style-name="P5"/>
      <text:p text:style-name="P5">=========================================================================</text:p>
      <text:p text:style-name="P5">= <text:s text:c="3"/>Story Number: <text:tab/><text:span text:style-name="T31">16</text:span></text:p>
      <text:p text:style-name="P5">= <text:s text:c="3"/>Story Name:<text:tab/><text:span text:style-name="T10">HATED HIM BEFORE I MET HIM</text:span></text:p>
      <text:p text:style-name="P11">= <text:s text:c="3"/>Strength Shown:<text:tab/>Leadershi<text:span text:style-name="T32">p</text:span></text:p>
      <text:p text:style-name="P13"><text:span text:style-name="T12">= <text:s text:c="3"/>Project:<text:tab/><text:tab/></text:span><text:span text:style-name="T22">Casino Morongo</text:span></text:p>
      <text:p text:style-name="P5"><text:span text:style-name="T11">= <text:s text:c="3"/>Other Context:<text:tab/></text:span></text:p>
      <text:p text:style-name="P5"><text:span text:style-name="T11">=========================================================================</text:span></text:p>
      <text:p text:style-name="P20"><text:span text:style-name="T2">S</text:span><text:span text:style-name="T11">ituation:<text:tab/></text:span><text:span text:style-name="T22">A new team member tells me she hates one of our senior engineers.</text:span></text:p>
      <text:p text:style-name="P30">A<text:span text:style-name="T11">ction:<text:tab/></text:span><text:span text:style-name="T22">I asked her why. She had no reason, she hadn’t even spoken to him yet.</text:span></text:p>
      <text:p text:style-name="P30">R<text:span text:style-name="T11">esults:<text:tab/></text:span><text:span text:style-name="T22">I met with her and helped her see her strong reaction was their similarities and her seeing her own weaknesses in him. She was able to work with him thereafter with some ongoing encouragement.</text:span></text:p>
      <text:p text:style-name="P24"><text:span text:style-name="T11">=========================================================================</text:span></text:p>
      <text:p text:style-name="P5"/>
      <text:p text:style-name="P37">=========================================================================</text:p>
      <text:p text:style-name="P5">= <text:s text:c="3"/>Story Number: <text:tab/>X</text:p>
      <text:p text:style-name="P5">= <text:s text:c="3"/>Story Name:<text:tab/><text:span text:style-name="T2">&lt;TITLE IN BOLD CAPS&gt;</text:span></text:p>
      <text:p text:style-name="P11">= <text:s text:c="3"/>Strength Shown:<text:tab/>&lt;Trouble-Shooting <text:span text:style-name="T25">| Problem-Solving</text:span> | Experience | Leadership | CANEI&gt;</text:p>
      <text:p text:style-name="P13"><text:span text:style-name="T12">= <text:s text:c="3"/>Project:<text:tab/><text:tab/>&lt;Project Name&gt;</text:span></text:p>
      <text:p text:style-name="P5"><text:span text:style-name="T11">= <text:s text:c="3"/>Other Context:<text:tab/>&lt;Other Details&gt;</text:span></text:p>
      <text:p text:style-name="P5"><text:span text:style-name="T11">=========================================================================</text:span></text:p>
      <text:p text:style-name="P20"><text:span text:style-name="T2">S</text:span><text:span text:style-name="T11">ituation:<text:tab/></text:span></text:p>
      <text:p text:style-name="P30">O<text:span text:style-name="T11">bstacles:<text:tab/></text:span></text:p>
      <text:p text:style-name="P30">A<text:span text:style-name="T11">ction:<text:tab/></text:span></text:p>
      <text:p text:style-name="P30">R<text:span text:style-name="T11">esults:</text:span></text:p>
      <text:p text:style-name="P24"><text:span text:style-name="T11">=========================================================================</text:span></text:p>
      <text:p text:style-name="P5">=========================================================================</text:p>
      <text:p text:style-name="P5">= <text:s text:c="3"/>Story Number: <text:tab/>X</text:p>
      <text:p text:style-name="P5">= <text:s text:c="3"/>Story Name:<text:tab/><text:span text:style-name="T2">&lt;TITLE IN BOLD CAPS&gt;</text:span></text:p>
      <text:p text:style-name="P11">= <text:s text:c="3"/>Strength Shown:<text:tab/>&lt;Trouble-Shooting <text:span text:style-name="T25">| Problem-Solving</text:span> | Experience | Leadership | CANEI&gt;</text:p>
      <text:p text:style-name="P13"><text:span text:style-name="T12">= <text:s text:c="3"/>Project:<text:tab/><text:tab/>&lt;Project Name&gt;</text:span></text:p>
      <text:p text:style-name="P5"><text:span text:style-name="T11">= <text:s text:c="3"/>Other Context:<text:tab/>&lt;Other Details&gt;</text:span></text:p>
      <text:p text:style-name="P5"><text:span text:style-name="T11">=========================================================================</text:span></text:p>
      <text:p text:style-name="P20"><text:span text:style-name="T2">S</text:span><text:span text:style-name="T11">ituation:<text:tab/></text:span></text:p>
      <text:p text:style-name="P30">O<text:span text:style-name="T11">bstacles:<text:tab/></text:span></text:p>
      <text:p text:style-name="P30">A<text:span text:style-name="T11">ction:<text:tab/></text:span></text:p>
      <text:p text:style-name="P30">R<text:span text:style-name="T11">esults:</text:span></text:p>
      <text:p text:style-name="P24"><text:span text:style-name="T11">=========================================================================</text:span></text:p>
      <text:p text:style-name="P30"><text:span text:style-name="T2"/></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7T21:04:52.940887096</meta:creation-date>
    <meta:generator>LibreOffice/6.4.1.2$Linux_X86_64 LibreOffice_project/e1ad903d8acbc5f5b474f1d8ec3defef24b8c46b</meta:generator>
    <dc:date>2020-03-07T23:08:16.488151147</dc:date>
    <meta:editing-duration>PT35M30S</meta:editing-duration>
    <meta:editing-cycles>6</meta:editing-cycles>
    <meta:document-statistic meta:table-count="0" meta:image-count="0" meta:object-count="0" meta:page-count="9" meta:paragraph-count="215" meta:word-count="2043" meta:character-count="16005" meta:non-whitespace-character-count="13836"/>
  </office:meta>
</office:document-meta>
</file>